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Lakshmi Mounika Kolisetty :: Kshema</meta:initial-creator>
    <dc:creator>Lakshmi Mounika Kolisetty :: Kshema</dc:creator>
    <meta:creation-date>2025-01-08T16:04:00Z</meta:creation-date>
    <dc:date>2025-01-08T16:05:00Z</dc:date>
    <meta:template xlink:href="Normal" xlink:type="simple"/>
    <meta:editing-cycles>1</meta:editing-cycles>
    <meta:editing-duration>PT60S</meta:editing-duration>
    <meta:user-defined meta:name="MSIP_Label_9d177937-f7cd-4cd9-b37c-43299b5c9bd1_Enabled">true</meta:user-defined>
    <meta:user-defined meta:name="MSIP_Label_9d177937-f7cd-4cd9-b37c-43299b5c9bd1_SetDate">2025-01-08T16:04:39Z</meta:user-defined>
    <meta:user-defined meta:name="MSIP_Label_9d177937-f7cd-4cd9-b37c-43299b5c9bd1_Method">Standard</meta:user-defined>
    <meta:user-defined meta:name="MSIP_Label_9d177937-f7cd-4cd9-b37c-43299b5c9bd1_Name">Internal</meta:user-defined>
    <meta:user-defined meta:name="MSIP_Label_9d177937-f7cd-4cd9-b37c-43299b5c9bd1_SiteId">225a33a3-a252-427b-a09a-5ae946b50ce4</meta:user-defined>
    <meta:user-defined meta:name="MSIP_Label_9d177937-f7cd-4cd9-b37c-43299b5c9bd1_ActionId">f8645633-9f36-4934-8e0d-4e0b843f8406</meta:user-defined>
    <meta:user-defined meta:name="MSIP_Label_9d177937-f7cd-4cd9-b37c-43299b5c9bd1_ContentBits">0</meta:user-defined>
    <meta:document-statistic meta:page-count="1" meta:paragraph-count="0" meta:word-count="0" meta:character-count="0" meta:row-count="0" meta:non-whitespace-character-count="0"/>
  </office:meta>
</office:document-meta>
</file>